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" table:default-cell-style-name="ce3"/>
        <table:table-column table:style-name="co2" table:default-cell-style-name="ce4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Dauer(h)</text:p>
          </table:table-cell>
          <table:table-cell table:style-name="ce1" office:value-type="string" calcext:value-type="string">
            <text:p>Was wurde gemacht ?</text:p>
          </table:table-cell>
          <table:table-cell table:style-name="ce1" table:number-columns-repeated="1021"/>
        </table:table-row>
        <table:table-row table:style-name="ro1">
          <table:table-cell table:style-name="ce2" office:value-type="date" office:date-value="2016-11-27" calcext:value-type="date">
            <text:p>27.11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-Repo aufgesetzt Projekt angele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1-28" calcext:value-type="date">
            <text:p>28.11.16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ftwarearchitektur festgele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aufgebaut mit EF co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modelle als erste Version defin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7" calcext:value-type="date">
            <text:p>07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nittstelle als erste Version definiert 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8" calcext:value-type="date">
            <text:p>08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 mit Testdaten gefüll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6" calcext:value-type="date">
            <text:p>16.12.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nittstelle erweitert, Schnittstelle wurde zum teil implementiert , Unit Tests wurden hinzugefü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7" calcext:value-type="date">
            <text:p>17.12.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Weitere Funktione implementiert , sowie Fehlerbehebung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date" office:date-value="2016-12-18" calcext:value-type="date">
            <text:p>18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wurde erweit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9" calcext:value-type="date">
            <text:p>19.12.16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Unnötige Daten entfernt , Einarbeitung Asp.core mit Datenbankverbindung und Testfunktione implementiert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date" office:date-value="2016-12-20" calcext:value-type="date">
            <text:p>20.12.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enbankmodelle an die Anforderungen angepasst , Testview und Testcontroller implement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1" calcext:value-type="date">
            <text:p>21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an die Anforderungen angepasst , weitere Funktione wurden implement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2" calcext:value-type="date">
            <text:p>22.12.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itere Änderung an den Datenbankmodelle durchgeführt und getestet , Schnittstelle wurde erweitert , Einige Fehler behoben (wo Daten nicht richtig persistiert werden) , weitere Funktione implement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3" calcext:value-type="date">
            <text:p>23.12.16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estdaten erweitert , weitere Funktione implementiert für Datenpersistierung und Datenbankabfrage, Fehler behoben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 optimiert , weitere Funktione implementiert um Reservierungen zu tauschen , Fehler behobe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6" calcext:value-type="date">
            <text:p>26.12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Sauber gemach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8" calcext:value-type="date">
            <text:p>28.12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l Kurs wurde hinzugefügt ,weitere Funktione implementiert um neue Kurse hinzuzufügen und mehrere verschiedene abfragen ausführen , Schnittstelle angepass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9" calcext:value-type="date">
            <text:p>29.12.16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iele weitere Unit Tests wurden hinzugefü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31" calcext:value-type="date">
            <text:p>31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behoben wo Unit Tests mit falschem Parameter getestet werde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tere Abfragen für das Modell Kurs wurde implement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1-03" calcext:value-type="date">
            <text:p>03.01.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ktione angepasst , Neues Modell hinzugefügt , Änderungen an manche Funktione durchgeführt , viele Fehler behoben, Code sauber gemacht</text:p>
          </table:table-cell>
          <table:table-cell table:number-columns-repeated="1021"/>
        </table:table-row>
        <table:table-row table:style-name="ro1">
          <table:table-cell/>
          <table:table-cell table:formula="of:=SUM([.B2:.B22])" office:value-type="float" office:value="74" calcext:value-type="float">
            <text:p>74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 style:data-style-name="N2" text:time-value="21:31:36.2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40:06.645000000</meta:creation-date>
    <dc:date>2017-01-07T21:29:04.895000000</dc:date>
    <meta:editing-duration>PT47M29S</meta:editing-duration>
    <meta:editing-cycles>6</meta:editing-cycles>
    <meta:generator>LibreOffice/4.4.6.3$Windows_x86 LibreOffice_project/e8938fd3328e95dcf59dd64e7facd2c7d67c704d</meta:generator>
    <meta:document-statistic meta:table-count="1" meta:cell-count="67" meta:object-count="0"/>
  </office:meta>
</office:document-meta>
</file>